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f3c" officeooo:paragraph-rsid="00030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f to insert : </text:p>
      <text:p text:style-name="P1"/>
      <text:p text:style-name="P1">1 https://archive.org/details/highimpacteducat0000kuhg</text:p>
      <text:p text:style-name="P1">2 https://www.lifescied.org/doi/10.1187/cbe.22-10-0211</text:p>
      <text:p text:style-name="P1">3 https://www.tandfonline.com/doi/full/10.1080/09500693.2011.582654</text:p>
      <text:p text:style-name="P1">4 https://www.lifescied.org/doi/10.1187/cbe.02-07-0024</text:p>
      <text:p text:style-name="P1">5 https://digitalcommons.unl.edu/nchchip/31/</text:p>
      <text:p text:style-name="P1">6 https://digitalcommons.unl.edu/nchchip/27/</text:p>
      <text:p text:style-name="Standard"/>
      <text:p text:style-name="Standard"/>
      <text:p text:style-name="Standard"/>
      <text:p text:style-name="Standard">Deep, typically individualized, approaches to learning (e.g., independent studies,</text:p>
      <text:p text:style-name="Standard">honors contracts, and undergraduate research) are beneficial to students as they</text:p>
      <text:p text:style-name="Standard">are associated with higher grades and improvements in information retention and</text:p>
      <text:p text:style-name="Standard">transfer (1). Most of these high-impact practices will introduce students to the scientific</text:p>
      <text:p text:style-name="Standard">process via primary scientific literature. Reading primary scientific literature is associ</text:p>
      <text:p text:style-name="Standard">ated with many positive benefits to students [reviewed in reference (2)] including</text:p>
      <text:p text:style-name="Standard">improvements in the ability to develop research questions and hypotheses, interpret</text:p>
      <text:p text:style-name="Standard">data, and draw conclusions [e.g., reference (3)] as well as improved content knowledge</text:p>
      <text:p text:style-name="Standard">[e.g., reference (4)] among others. However, this type of teaching requires more course</text:p>
      <text:p text:style-name="Standard">preparation time relative to higher enrollment courses [e.g., honors contracts (5, 6)]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1:12:28.354638366</meta:creation-date>
    <dc:date>2025-01-11T17:34:59.704621224</dc:date>
    <meta:editing-duration>PT6H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132" meta:character-count="1180" meta:non-whitespace-character-count="1064"/>
  </office:meta>
</office:document-meta>
</file>